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0f9596" officeooo:paragraph-rsid="000f9596"/>
    </style:style>
    <style:style style:name="P3" style:family="paragraph" style:parent-style-name="Text_20_body">
      <style:text-properties officeooo:rsid="0010a99f" officeooo:paragraph-rsid="0010a99f"/>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5.801cm" style:type="right" style:leader-style="dotted" style:leader-text="."/>
        </style:tab-stops>
      </style:paragraph-properties>
    </style:style>
    <style:style style:name="P6" style:family="paragraph" style:parent-style-name="Contents_20_4">
      <style:paragraph-properties>
        <style:tab-stops>
          <style:tab-stop style:position="15.201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Heading_20_2">
      <style:paragraph-properties fo:break-before="page"/>
    </style:style>
    <style:style style:name="P9" style:family="paragraph" style:parent-style-name="Heading_20_3">
      <style:text-properties officeooo:paragraph-rsid="000f9596"/>
    </style:style>
    <style:style style:name="P10" style:family="paragraph" style:parent-style-name="Heading_20_4">
      <style:text-properties officeooo:paragraph-rsid="0010a99f"/>
    </style:style>
    <style:style style:name="P11" style:family="paragraph" style:parent-style-name="Text_20_body">
      <style:text-properties officeooo:rsid="0015b4bc" officeooo:paragraph-rsid="0015b4bc"/>
    </style:style>
    <style:style style:name="P12" style:family="paragraph" style:parent-style-name="Text_20_body">
      <style:text-properties officeooo:paragraph-rsid="0015b4bc"/>
    </style:style>
    <style:style style:name="T1" style:family="text">
      <style:text-properties officeooo:rsid="000f9596"/>
    </style:style>
    <style:style style:name="T2" style:family="text">
      <style:text-properties officeooo:rsid="0010a99f"/>
    </style:style>
    <style:style style:name="T3" style:family="text">
      <style:text-properties officeooo:rsid="00150ea1"/>
    </style:style>
    <style:style style:name="T4" style:family="text">
      <style:text-properties officeooo:rsid="0015b4bc"/>
    </style:style>
    <style:style style:name="T5"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age de couverture</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Table des matières</text:p>
          </text:index-title>
          <text:p text:style-name="P4"><text:a xlink:type="simple" xlink:href="#__RefHeading___Toc612_3003299879" text:style-name="Index_20_Link" text:visited-style-name="Index_20_Link">I. Introduction<text:tab/>3</text:a></text:p>
          <text:p text:style-name="P5"><text:a xlink:type="simple" xlink:href="#__RefHeading___Toc620_3003299879" text:style-name="Index_20_Link" text:visited-style-name="Index_20_Link">1.1. Présentation du projet : Paper App Dungeon<text:tab/>3</text:a></text:p>
          <text:p text:style-name="P5"><text:a xlink:type="simple" xlink:href="#__RefHeading___Toc622_3003299879" text:style-name="Index_20_Link" text:visited-style-name="Index_20_Link">1.2. Objectifs fixés<text:tab/>3</text:a></text:p>
          <text:p text:style-name="P5"><text:a xlink:type="simple" xlink:href="#__RefHeading___Toc624_3003299879" text:style-name="Index_20_Link" text:visited-style-name="Index_20_Link">1.3. Énoncé du plan ?<text:tab/>3</text:a></text:p>
          <text:p text:style-name="P4"><text:a xlink:type="simple" xlink:href="#__RefHeading___Toc614_3003299879" text:style-name="Index_20_Link" text:visited-style-name="Index_20_Link">II. Méthodologie et outils de développement<text:tab/>4</text:a></text:p>
          <text:p text:style-name="P5"><text:a xlink:type="simple" xlink:href="#__RefHeading___Toc628_3003299879" text:style-name="Index_20_Link" text:visited-style-name="Index_20_Link">2.1. Méthodologie agile<text:tab/>4</text:a></text:p>
          <text:p text:style-name="P5"><text:a xlink:type="simple" xlink:href="#__RefHeading___Toc630_3003299879" text:style-name="Index_20_Link" text:visited-style-name="Index_20_Link">2.2 Gestion de projet avec Jira<text:tab/>4</text:a></text:p>
          <text:p text:style-name="P5"><text:a xlink:type="simple" xlink:href="#__RefHeading___Toc632_3003299879" text:style-name="Index_20_Link" text:visited-style-name="Index_20_Link">2.3 Versionning avec Github<text:tab/>4</text:a></text:p>
          <text:p text:style-name="P4"><text:a xlink:type="simple" xlink:href="#__RefHeading___Toc616_3003299879" text:style-name="Index_20_Link" text:visited-style-name="Index_20_Link">III. Conception de l’application : Aspects techniques clés<text:tab/>5</text:a></text:p>
          <text:p text:style-name="P5"><text:a xlink:type="simple" xlink:href="#__RefHeading___Toc634_3003299879" text:style-name="Index_20_Link" text:visited-style-name="Index_20_Link">3.1. Notre implémentation<text:tab/>5</text:a></text:p>
          <text:p text:style-name="P6"><text:a xlink:type="simple" xlink:href="#__RefHeading___Toc665_3003299879" text:style-name="Index_20_Link" text:visited-style-name="Index_20_Link">3.1.1. Les prémices<text:tab/>5</text:a></text:p>
          <text:p text:style-name="P6"><text:a xlink:type="simple" xlink:href="#__RefHeading___Toc667_3003299879" text:style-name="Index_20_Link" text:visited-style-name="Index_20_Link">3.1.2 Organisation de notre projet<text:tab/>5</text:a></text:p>
          <text:p text:style-name="P5"><text:a xlink:type="simple" xlink:href="#__RefHeading___Toc636_3003299879" text:style-name="Index_20_Link" text:visited-style-name="Index_20_Link">3.2. Utilisation de la bibliothèque Pygame<text:tab/>5</text:a></text:p>
          <text:p text:style-name="P6"><text:a xlink:type="simple" xlink:href="#__RefHeading___Toc669_3003299879" text:style-name="Index_20_Link" text:visited-style-name="Index_20_Link">3.2.1. Découverte de Pygame<text:tab/>5</text:a></text:p>
          <text:p text:style-name="P6"><text:a xlink:type="simple" xlink:href="#__RefHeading___Toc671_3003299879" text:style-name="Index_20_Link" text:visited-style-name="Index_20_Link">3.2.2 Utilisation et implémentation<text:tab/>5</text:a></text:p>
          <text:p text:style-name="P5"><text:a xlink:type="simple" xlink:href="#__RefHeading___Toc638_3003299879" text:style-name="Index_20_Link" text:visited-style-name="Index_20_Link">3.3. Génération aléatoire de niveaux<text:tab/>5</text:a></text:p>
          <text:p text:style-name="P6"><text:a xlink:type="simple" xlink:href="#__RefHeading___Toc673_3003299879" text:style-name="Index_20_Link" text:visited-style-name="Index_20_Link">3.3.1. Nos premiers algorithmes<text:tab/>5</text:a></text:p>
          <text:p text:style-name="P6"><text:a xlink:type="simple" xlink:href="#__RefHeading___Toc675_3003299879" text:style-name="Index_20_Link" text:visited-style-name="Index_20_Link">3.3.2 L’algorithme retenue<text:tab/>5</text:a></text:p>
          <text:p text:style-name="P5"><text:a xlink:type="simple" xlink:href="#__RefHeading___Toc640_3003299879" text:style-name="Index_20_Link" text:visited-style-name="Index_20_Link">3.4. Génération automatique de PDF<text:tab/>5</text:a></text:p>
          <text:p text:style-name="P5"><text:a xlink:type="simple" xlink:href="#__RefHeading___Toc642_3003299879" text:style-name="Index_20_Link" text:visited-style-name="Index_20_Link">3.5. Défis rencontrés et solutions apportées<text:tab/>5</text:a></text:p>
          <text:p text:style-name="P4"><text:a xlink:type="simple" xlink:href="#__RefHeading___Toc618_3003299879" text:style-name="Index_20_Link" text:visited-style-name="Index_20_Link">IV. Conclusion<text:tab/>6</text:a></text:p>
          <text:p text:style-name="P5"><text:a xlink:type="simple" xlink:href="#__RefHeading___Toc644_3003299879" text:style-name="Index_20_Link" text:visited-style-name="Index_20_Link">4.1. Bilan de jeu<text:tab/>6</text:a></text:p>
          <text:p text:style-name="P5"><text:a xlink:type="simple" xlink:href="#__RefHeading___Toc646_3003299879" text:style-name="Index_20_Link" text:visited-style-name="Index_20_Link">4.2. Perspectives d’améliorations et nouvelles fonctionnalités<text:tab/>6</text:a></text:p>
          <text:p text:style-name="P6"><text:a xlink:type="simple" xlink:href="#__RefHeading___Toc677_3003299879" text:style-name="Index_20_Link" text:visited-style-name="Index_20_Link">4.2.1. Introduction d’une IA<text:tab/>6</text:a></text:p>
          <text:p text:style-name="P6"><text:a xlink:type="simple" xlink:href="#__RefHeading___Toc679_3003299879" text:style-name="Index_20_Link" text:visited-style-name="Index_20_Link">4.2.2 ?<text:tab/>6</text:a></text:p>
          <text:p text:style-name="P5"><text:a xlink:type="simple" xlink:href="#__RefHeading___Toc648_3003299879" text:style-name="Index_20_Link" text:visited-style-name="Index_20_Link">4.3. Retour d’expérience sur le travail en groupe<text:tab/>6</text:a></text:p>
          <text:p text:style-name="P6"><text:a xlink:type="simple" xlink:href="#__RefHeading___Toc681_3003299879" text:style-name="Index_20_Link" text:visited-style-name="Index_20_Link">4.3.1. Avantage<text:tab/>6</text:a></text:p>
          <text:p text:style-name="P6"><text:a xlink:type="simple" xlink:href="#__RefHeading___Toc683_3003299879" text:style-name="Index_20_Link" text:visited-style-name="Index_20_Link">4.3.2 ?<text:tab/>6</text:a></text:p>
          <text:p text:style-name="P4"><text:a xlink:type="simple" xlink:href="#__RefHeading___Toc652_3003299879" text:style-name="Index_20_Link" text:visited-style-name="Index_20_Link">V. Annexe<text:tab/>7</text:a></text:p>
        </text:index-body>
      </text:table-of-content>
      <text:p text:style-name="P2"/>
      <text:h text:style-name="P8" text:outline-level="2"><text:bookmark-start text:name="__RefHeading___Toc612_3003299879"/>I. Introduction<text:bookmark-end text:name="__RefHeading___Toc612_3003299879"/></text:h>
      <text:h text:style-name="Heading_20_3" text:outline-level="3"><text:bookmark-start text:name="__RefHeading___Toc620_3003299879"/><text:span text:style-name="T1">1.1. <text:s text:c="2"/></text:span>Présentation du projet : <text:span text:style-name="T2">Paper App Dungeon</text:span><text:bookmark-end text:name="__RefHeading___Toc620_3003299879"/></text:h>
      <text:p text:style-name="P12"><text:span text:style-name="T4">Ce projet est réalisé dans le cade de la dernière année de Licence de la filière informatique de l’université de Franche-Compté. </text:span><text:span text:style-name="T2">Ce projet avait pour objectif de programmer une version logicielle du Paper App Dungeon <text:s/>à l’aide du langage de programmation Python ainsi que la bibliothèque Pygame. Paper App Dungeon est un jeu de société solo que joue avec un dé et un crayon. On y incarne un aventurier parcourant au risque et péril de sa vie, des donjon à la recherche de trésors. </text:span></text:p>
      <text:h text:style-name="Heading_20_3" text:outline-level="3"><text:bookmark-start text:name="__RefHeading___Toc622_3003299879"/><text:span text:style-name="T1">1.</text:span><text:span text:style-name="T2">2</text:span><text:span text:style-name="T1">. <text:s text:c="2"/></text:span>Objectif<text:span text:style-name="T1">s</text:span> fixé<text:span text:style-name="T1">s</text:span><text:bookmark-end text:name="__RefHeading___Toc622_3003299879"/></text:h>
      <text:p text:style-name="P3">Pour ce projet, nous nous sommes fixé plusieurs objectifs de fonctionnalités pour cette version logicielle du jeu. Tout d’abord, programmer une interface intuitif et fonctionnelle du jeu, afin de joueur puisse faire évoluer son personnage dans les donjons sans difficulté. Dans la continuité de ceci, le deuxième objectif était donc de programmer la mécanique du jeu. Une fois ces deux premier objectif primordiale réalisé, nous pouvions aborder le jeu d’une manière différentes. Ainsi, notre prochain objectif était la génération aléatoire de donjons.</text:p>
      <text:h text:style-name="Heading_20_3" text:outline-level="3"><text:bookmark-start text:name="__RefHeading___Toc624_3003299879"/><text:span text:style-name="T1">1.</text:span><text:span text:style-name="T2">3</text:span><text:span text:style-name="T1">. <text:s text:c="2"/></text:span>Énoncé du plan ?<text:bookmark-end text:name="__RefHeading___Toc624_3003299879"/></text:h>
      <text:h text:style-name="Heading_20_3" text:outline-level="3"><text:bookmark-start text:name="__RefHeading___Toc626_3003299879"/><text:bookmark-end text:name="__RefHeading___Toc626_3003299879"/></text:h>
      <text:h text:style-name="Heading_20_2" text:outline-level="2" text:is-list-header="true"/>
      <text:h text:style-name="P8" text:outline-level="2"><text:bookmark-start text:name="__RefHeading___Toc614_3003299879"/><text:span text:style-name="T1">II. </text:span>Méthodologie et outils de développement<text:bookmark-end text:name="__RefHeading___Toc614_3003299879"/></text:h>
      <text:h text:style-name="Heading_20_3" text:outline-level="3"><text:bookmark-start text:name="__RefHeading___Toc628_3003299879"/><text:span text:style-name="T1">2.1. <text:s text:c="2"/></text:span>Méthodologie agile <text:bookmark-end text:name="__RefHeading___Toc628_3003299879"/></text:h>
      <text:p text:style-name="P11">L’agilité est une approche très couramment utilisé dans l’informatique pour la gestion de projet et de développement logiciel. S’appuyant sur les principes d’adaptabilité, la collaboration et l’amélioration continue, l’agilité se divise différentes méthodologie agiles. La plus répondue étant Scrum, qui se découpe en plusieurs point notable. L’organisation du travail en sprint, Des rôles bien définis et plusieurs réunions clés comme le Sprint planning, Daily stand-up ainsi que le Sprint review et le Sprint retrospective. </text:p>
      <text:p text:style-name="P11">Pour ce projet de developppement d’une version logiciel de Paper App dunjeon, nous avons décider d’adopter une partie de la méthodologie Agile Scrum, en notamment, adoptant l’organisation du travail en Sprint, variant entre deux et trois semaines, suivant les objectifs fixé durant ce temps, ainsi que plusieurs réunions comme le Daily stand-up et le Sprint retropsective. En effet, un travail de groupe demande organisation et régularité, alors cette approche nous offre suivit et maintenabilité demandé afin de mener à terme ce projet.</text:p>
      <text:h text:style-name="Heading_20_3" text:outline-level="3"><text:bookmark-start text:name="__RefHeading___Toc630_3003299879"/><text:span text:style-name="T1">2.2 <text:s text:c="2"/></text:span>Gestion de projet avec Jira <text:bookmark-end text:name="__RefHeading___Toc630_3003299879"/></text:h>
      <text:p text:style-name="P12"><text:span text:style-name="T4">Relativement avec la méthodologie Scrum utilisé, nous avons choisi d’utilisé un outil de gestion de projet Jira. Jira est donc une </text:span>plateforme logicielle permettant de <text:span text:style-name="Strong_20_Emphasis"><text:span text:style-name="T5">planifier, organiser, suivre et collaborer</text:span></text:span> sur un projet. <text:span text:style-name="T4">Participant à l’aide pour les équipes à structuer leur travail, </text:span>répartir les tâches et respecter les délais en fournissant des fonctionnalités adaptées.</text:p>
      <text:p text:style-name="P11">Jira nous a permit d’avoir un support pour organiser notre projet avec la méthode Scrum décrite précédemment, en ajoutant un aspect planification accrut avec la possibilité de création de taches, jalons et échéances. De suivre l’avancement du projet, spécialement à l’aide de tableau de bord et graphique. Par conséquent, nous avions un support pratique et fonctionnel pour suivre les différentes tâches prédéfinie lors de la création d’un Sprint.</text:p>
      <text:p text:style-name="P11">L’association de Jira et de la methodologie Scrum nous à offert un procédé qui correspondait au attente prôner pour ce projet.</text:p>
      <text:h text:style-name="Heading_20_3" text:outline-level="3"><text:bookmark-start text:name="__RefHeading___Toc632_3003299879"/><text:span text:style-name="T1">2.3 <text:s text:c="2"/></text:span>Versionning avec Github <text:bookmark-end text:name="__RefHeading___Toc632_3003299879"/></text:h>
      <text:p text:style-name="P12"><text:span text:style-name="T4">Afin de mettre en relation la méthodologie et le développement de notre application, Nous avons utilisé Github, une plateforme de gestion de code basée sur Git, </text:span>qui facilite la collaboration grâce à des fonctionnalités supplémentaires, <text:span text:style-name="T4">par exemple les dépôts publics ou privés. </text:span></text:p>
      <text:p text:style-name="P12"><text:span text:style-name="T4">Afin d’assurer un traçabilité et faciliter la collaboration sur Github, nous avons opter pour un stratégie de Git Flow. Git Flow ou Feature Branch Workflow est un principes qui consiste à créer une branche dédiée par fonctionnalités, </text:span>puis à la fusionner dans la branche principale après validation. <text:span text:style-name="T4">L’avantage d’utilisé ce principe est qu’il permet d’isoler chaque développement et d’éviter de nombreux conflits fréquents. <text:s/></text:span></text:p>
      <text:h text:style-name="P8" text:outline-level="2"><text:bookmark-start text:name="__RefHeading___Toc616_3003299879"/><text:span text:style-name="T1">III. </text:span><text:span text:style-name="T2">Conception de l’application</text:span> : Aspects techniques clés<text:bookmark-end text:name="__RefHeading___Toc616_3003299879"/></text:h>
      <text:h text:style-name="Heading_20_3" text:outline-level="3"><text:bookmark-start text:name="__RefHeading___Toc634_3003299879"/><text:span text:style-name="T1">3.1. <text:s text:c="2"/></text:span>Notre impl<text:span text:style-name="T2">é</text:span>mentation <text:bookmark-end text:name="__RefHeading___Toc634_3003299879"/></text:h>
      <text:h text:style-name="P10" text:outline-level="4"><text:bookmark-start text:name="__RefHeading___Toc665_3003299879"/>3.<text:span text:style-name="T2">1</text:span>.1. <text:s text:c="2"/><text:span text:style-name="T2">Les prémices</text:span><text:bookmark-end text:name="__RefHeading___Toc665_3003299879"/></text:h>
      <text:h text:style-name="P10" text:outline-level="4"><text:bookmark-start text:name="__RefHeading___Toc667_3003299879"/>3.<text:span text:style-name="T2">1</text:span>.2 <text:s text:c="3"/><text:span text:style-name="T2">Organisation </text:span><text:span text:style-name="T3">de notre projet</text:span><text:bookmark-end text:name="__RefHeading___Toc667_3003299879"/></text:h>
      <text:h text:style-name="P9" text:outline-level="3"><text:bookmark-start text:name="__RefHeading___Toc636_3003299879"/><text:span text:style-name="T1">3.2. <text:s text:c="2"/></text:span>Utilisation de la bibliothèque Pygame<text:bookmark-end text:name="__RefHeading___Toc636_3003299879"/></text:h>
      <text:h text:style-name="P10" text:outline-level="4"><text:bookmark-start text:name="__RefHeading___Toc669_3003299879"/>3.<text:span text:style-name="T2">2</text:span>.1. <text:s text:c="2"/><text:span text:style-name="T2">Découverte de Pygame</text:span><text:bookmark-end text:name="__RefHeading___Toc669_3003299879"/></text:h>
      <text:h text:style-name="P10" text:outline-level="4"><text:bookmark-start text:name="__RefHeading___Toc671_3003299879"/>3.<text:span text:style-name="T2">2</text:span>.2 <text:s text:c="2"/><text:span text:style-name="T2">Utilisation et implémentation </text:span><text:bookmark-end text:name="__RefHeading___Toc671_3003299879"/></text:h>
      <text:h text:style-name="P9" text:outline-level="3"><text:bookmark-start text:name="__RefHeading___Toc638_3003299879"/><text:span text:style-name="T1">3.3. <text:s text:c="2"/></text:span>Génération aléatoire de niveaux <text:bookmark-end text:name="__RefHeading___Toc638_3003299879"/></text:h>
      <text:h text:style-name="Heading_20_4" text:outline-level="4"><text:bookmark-start text:name="__RefHeading___Toc673_3003299879"/>3.3.1. <text:s text:c="2"/>Nos premiers algorithmes<text:bookmark-end text:name="__RefHeading___Toc673_3003299879"/></text:h>
      <text:h text:style-name="P10" text:outline-level="4"><text:bookmark-start text:name="__RefHeading___Toc675_3003299879"/>3.3.2 <text:s text:c="2"/>L’algorithme retenue<text:bookmark-end text:name="__RefHeading___Toc675_3003299879"/></text:h>
      <text:h text:style-name="P9" text:outline-level="3"><text:bookmark-start text:name="__RefHeading___Toc640_3003299879"/><text:span text:style-name="T1">3.4. <text:s text:c="2"/></text:span>Génération automatique de PDF <text:bookmark-end text:name="__RefHeading___Toc640_3003299879"/></text:h>
      <text:h text:style-name="P9" text:outline-level="3"><text:bookmark-start text:name="__RefHeading___Toc642_3003299879"/><text:span text:style-name="T1">3.5. <text:s text:c="2"/></text:span>Défis rencontrés et solutions apportées <text:bookmark-end text:name="__RefHeading___Toc642_3003299879"/></text:h>
      <text:h text:style-name="Heading_20_2" text:outline-level="2" text:is-list-header="true"/>
      <text:h text:style-name="P8" text:outline-level="2"><text:bookmark-start text:name="__RefHeading___Toc618_3003299879"/><text:span text:style-name="T1">IV. </text:span>Conclusion <text:bookmark-end text:name="__RefHeading___Toc618_3003299879"/></text:h>
      <text:h text:style-name="Heading_20_3" text:outline-level="3"><text:bookmark-start text:name="__RefHeading___Toc644_3003299879"/><text:span text:style-name="T1">4.1. <text:s text:c="2"/></text:span>Bilan de jeu <text:bookmark-end text:name="__RefHeading___Toc644_3003299879"/></text:h>
      <text:h text:style-name="P9" text:outline-level="3"><text:bookmark-start text:name="__RefHeading___Toc646_3003299879"/><text:span text:style-name="T1">4.2. <text:s/></text:span>Perspectives d’améliorations et nouvelles fonctionnalités <text:bookmark-end text:name="__RefHeading___Toc646_3003299879"/></text:h>
      <text:h text:style-name="Heading_20_4" text:outline-level="4"><text:bookmark-start text:name="__RefHeading___Toc677_3003299879"/><text:span text:style-name="T2">4</text:span>.<text:span text:style-name="T2">2</text:span>.1. <text:span text:style-name="T2">Introduction d’une IA</text:span><text:bookmark-end text:name="__RefHeading___Toc677_3003299879"/></text:h>
      <text:h text:style-name="Heading_20_4" text:outline-level="4"><text:bookmark-start text:name="__RefHeading___Toc679_3003299879"/><text:span text:style-name="T2">4</text:span>.<text:span text:style-name="T2">2</text:span>.2 ?<text:bookmark-end text:name="__RefHeading___Toc679_3003299879"/></text:h>
      <text:h text:style-name="P9" text:outline-level="3"><text:bookmark-start text:name="__RefHeading___Toc648_3003299879"/><text:span text:style-name="T1">4.3. <text:s/></text:span>Retour d’expérience sur le travail en groupe <text:bookmark-end text:name="__RefHeading___Toc648_3003299879"/></text:h>
      <text:h text:style-name="Heading_20_4" text:outline-level="4"><text:bookmark-start text:name="__RefHeading___Toc681_3003299879"/><text:span text:style-name="T2">4</text:span>.<text:span text:style-name="T2">3</text:span>.1. <text:span text:style-name="T2">Avantage</text:span><text:bookmark-end text:name="__RefHeading___Toc681_3003299879"/></text:h>
      <text:h text:style-name="Heading_20_4" text:outline-level="4"><text:bookmark-start text:name="__RefHeading___Toc683_3003299879"/><text:span text:style-name="T2">4</text:span>.<text:span text:style-name="T2">3</text:span>.2 ?<text:bookmark-end text:name="__RefHeading___Toc683_3003299879"/></text:h>
      <text:h text:style-name="Heading_20_2" text:outline-level="2" text:is-list-header="true"/>
      <text:h text:style-name="P8" text:outline-level="2"><text:bookmark-start text:name="__RefHeading___Toc652_3003299879"/>V. Annexe<text:bookmark-end text:name="__RefHeading___Toc652_3003299879"/></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1.199cm" fo:margin-right="0cm" fo:margin-top="0.247cm" fo:margin-bottom="0.212cm" style:contextual-spacing="false" fo:text-indent="0cm" style:auto-text-indent="fals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1.799cm" fo:margin-right="0cm" fo:margin-top="0.212cm" fo:margin-bottom="0.212cm" style:contextual-spacing="false" fo:text-indent="0cm" style:auto-text-indent="false"/>
      <style:text-properties fo:font-size="11.5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1.199cm" fo:margin-right="0cm" fo:margin-top="0.101cm" fo:margin-bottom="0.101cm" style:contextual-spacing="false" fo:text-indent="0cm" style:auto-text-indent="false">
        <style:tab-stops>
          <style:tab-stop style:position="1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799cm" fo:margin-right="0cm" fo:margin-top="0cm" fo:margin-bottom="0.199cm" style:contextual-spacing="false"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age-count>7</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9T12:33:25.814000000</meta:creation-date>
    <dc:date>2025-03-10T15:01:05.155000000</dc:date>
    <meta:editing-duration>PT2H21M14S</meta:editing-duration>
    <meta:editing-cycles>4</meta:editing-cycles>
    <meta:generator>LibreOffice/7.5.3.2$Windows_X86_64 LibreOffice_project/9f56dff12ba03b9acd7730a5a481eea045e468f3</meta:generator>
    <meta:document-statistic meta:table-count="0" meta:image-count="0" meta:object-count="0" meta:page-count="7" meta:paragraph-count="70" meta:word-count="857" meta:character-count="5588" meta:non-whitespace-character-count="4744"/>
  </office:meta>
</office:document-meta>
</file>